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jelentés – OxygenOffice Professional 2.3.1 változat 64 bites Linuxokhoz</text:p>
      <text:p text:style-name="Standard"/>
      <text:p text:style-name="Standard"><text:line-break/>Bejelentés<text:line-break/><text:line-break/><text:line-break/>OxygenOffice Professional 2.3.1 változat 64 bites Linux-okhoz</text:p>
      <text:p text:style-name="Standard"/>
      <text:p text:style-name="Standard"/>
      <text:p text:style-name="Standard">Letölthető a OxygenOffice Professional 2.3.1változata a 64 bites Linux-ot futtató számítógépekhez. Ez a kiadás megegyezik OxygenOffice Professional 2.3.1 kiadásával, viszon eddig még nem támogatott platformon teszi elérhetővé az ingyenes irodai programcsomagot, minden kiegészítőjével együtt.</text:p>
      <text:p text:style-name="Standard"/>
      <text:p text:style-name="Standard"/>
      <text:p text:style-name="Standard">Letöltés</text:p>
      <text:p text:style-name="Standard"/>
      <text:p text:style-name="Standard">deb és rpm binárisokat lehet letölteni 15 nyelven a következő oldalakról:</text:p>
      <text:p text:style-name="Standard"><text:a xlink:type="simple" xlink:href="ftp://ftp.devall.hu/oxygenoffice/64bit/">ftp://ftp.devall.hu/oxygenoffice/64bit/</text:a></text:p>
      <text:p text:style-name="Standard"><text:a xlink:type="simple" xlink:href="http://nedudu.hu/ooop">http://nedudu.hu/ooop</text:a></text:p>
      <text:p text:style-name="Standard"/>
      <text:p text:style-name="Standard"/>
      <text:p text:style-name="Standard">Az OxygenOffice Professional honlapja:</text:p>
      <text:p text:style-name="Standard"><text:a xlink:type="simple" xlink:href="http://ooop.sf.net/">http://ooop.sf.net/</text:a></text:p>
      <text:p text:style-name="Standard"/>
      <text:p text:style-name="Standard"/>
      <text:p text:style-name="Standard">Az OxygenOffice Professionalról<text:line-break/></text:p>
      <text:p text:style-name="Standard">OxygenOffice Professional <text:s/>– szövegszerkesztő, táblázatkezelő, bemutatókészítő alkalmazás és még sok egyéb…</text:p>
      <text:p text:style-name="Standard">Az OxygenOffice Professional <text:s/>egy <text:span text:style-name="T1">nyílt forráskódú</text:span>, ingyenes, <text:span text:style-name="T1">nagy tudású irodai programcsomag</text:span>, amely kiválóan alkalmas <text:span text:style-name="T1">szövegszerkesztési, táblázatkezelési, bemutatókészítési, adatbázis-kezelési és rajzolási feladatok</text:span> megvalósítására számos operációs rendszer alatt. Ezzel a tulajdonságával <text:span text:style-name="T1">helyettesíteni képes olyan költséges megoldásokat</text:span>, mint amilyen a Microsoft Office vagy Corel WordPerfect Office. A programcsomag a kor igényeinek megfelelő eszköz, amelynek működése nagymértékben hasonlít a kereskedelmi forgalomban lévő hasonló célú programcsomagokhoz. <text:span text:style-name="T1">De azokkal ellentétben, az OxygenOffice Professional teljesen ingyenes és szabadon használható tetszőleges számú számítógépen, bármilyen célra, magánszemélyek és vállalkozások esetében egyará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241$Build-9244</meta:generator>
    <meta:creation-date>2006-03-18T18:06:43</meta:creation-date>
    <dc:creator>AgentK</dc:creator>
    <dc:date>2007-12-27T10:07:30</dc:date>
    <meta:editing-cycles>39</meta:editing-cycles>
    <meta:editing-duration>PT11H12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73" meta:character-count="1534"/>
  </office:meta>
</office:document-meta>
</file>